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weight="bold" style:font-weight-asian="bold" style:font-weight-complex="bold"/>
    </style:style>
    <style:style style:name="P3" style:family="paragraph" style:parent-style-name="Standard" style:master-page-name="Standard">
      <style:paragraph-properties style:page-number="auto"/>
      <style:text-properties fo:language="es" fo:country="ES"/>
    </style:style>
    <style:style style:name="P4" style:family="paragraph" style:parent-style-name="Standard" style:list-style-name="L1">
      <style:text-properties fo:language="es" fo:country="ES"/>
    </style:style>
    <style:style style:name="P5" style:family="paragraph" style:parent-style-name="Standard">
      <style:text-properties fo:language="es" fo:country="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5c97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UNIVERSIDAD DE COSTA RICA<text:tab/><text:tab/><text:tab/><text:tab/>CI-1101</text:p>
      <text:p text:style-name="P1">ESCUELA DE CIENCIAS DE LA<text:tab/><text:tab/><text:tab/><text:tab/>PROGRAMACIÓN I</text:p>
      <text:p text:style-name="P1">COMPUTACIÓN E INFORMATICA<text:tab/><text:tab/><text:tab/>Prof. Josefina Pujol Mesalles</text:p>
      <text:p text:style-name="P1"><text:tab/><text:tab/><text:tab/><text:tab/><text:tab/><text:tab/><text:tab/><text:tab/>II Semestre 2015</text:p>
      <text:p text:style-name="Standard"/>
      <text:p text:style-name="Standard"/>
      <text:p text:style-name="P1"><text:tab/><text:tab/><text:tab/><text:tab/>I TAREA PROGRAMADA<text:tab/></text:p>
      <text:p text:style-name="P1"/>
      <text:p text:style-name="P1">A programar sólo se aprende programando, cuando uno empieza a aprender se encuentra con varios problemas: la sintaxis del lenguaje en nuestro caso JAVA, la plataforma IDE donde vamos a construir nuestro programa DrJava, el problema a resolver el juego PIG, entender ¿qué es lo que queremos lograr?, para eso hay que leer muy bien el enunciado, hay que ver un juego funcionando<text:tab/> <text:a xlink:type="simple" xlink:href="http://cs.gettysburg.edu/projects/pig">http://cs.gettysburg.edu/projects/pig</text:a>, hay que poder explicar con palabras lo que queremos lograr, luego debemos buscar y entender con que herramientas contamos en JAVA para resolver nuestro problema, luego dividir nuestro problema en problemas menores, luego buscar un algorítmo que nos permita resolver ese problema menor, luego pasar ese algoritmo a JAVA: escribirlo, compilarlo, correrlo y probarlo. Cuando tengamos todos los pedazos a punto, unirlos para conseguir nuestro objetivo.<text:span text:style-name="T1"> MUCHO POR HACER HAY QUE EMPEZAR HOY<text:tab/></text:span></text:p>
      <text:p text:style-name="Standard"/>
      <text:p text:style-name="P1"/>
      <text:p text:style-name="P1">Descripción: vamos a programar un juego que se llama <text:s/>PIG entre la máquina y un jugador externo. Se juega por medio de un dado y gana el que logra sumar 100 puntos. Se tira un dado y si sale 1 pierde el tiro. Si así fuera el jugador perdería los puntos de esa jugada y tendría que dejar al contrincante jugar, si no, entonces sumaría a su puntaje del jugada el valor del dado. El jugador cada tiro debe escoger entre seguir tirando o parar en cuyo caso el puntaje parcial se le suma a su puntaje total y al contrincante le toca jugar. El que logre llegar a 100 o más puntos gana.</text:p>
      <text:p text:style-name="P1"/>
      <text:p text:style-name="P1">Para el jueves ustedes deberían </text:p>
      <text:list xml:id="list1034728378863951932" text:style-name="L1">
        <text:list-item>
          <text:p text:style-name="P4">tener instalado DrJava en sus casas</text:p>
        </text:list-item>
        <text:list-item>
          <text:p text:style-name="P4">Asegurarse de que pueden entrar a los laboratorios pues vamos a hacer laboratorios</text:p>
        </text:list-item>
        <text:list-item>
          <text:p text:style-name="P4">Inscribirse en la plataforma, la clave es PROGRAI</text:p>
        </text:list-item>
        <text:list-item>
          <text:p text:style-name="P4">Ingresar el ejemplo 1 en la plataforma, compilarlo y correrlo. Identificar los diferentes tipos de instrucción y buscar como funciona cada una de estas instrucciones</text:p>
        </text:list-item>
        <text:list-item>
          <text:p text:style-name="P4">Jugar PIG para entender cómo funciona </text:p>
        </text:list-item>
        <text:list-item>
          <text:p text:style-name="P4">Definir los diferentes procesos que habría que construir sin preocuparse por el cómo para resolver el PIG, TopDown</text:p>
        </text:list-item>
      </text:list>
      <text:p text:style-name="P1"/>
      <text:p text:style-name="P2">Fecha de entrega: <text:span text:style-name="T2">martes 8 de setiembre</text:span></text:p>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face style:name="Mangal" svg:font-family="Mangal"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49cm" style:writing-mode="page"/>
      <style:text-properties style:use-window-font-color="true" style:font-name="Times New Roman" fo:font-size="12pt" fo:language="en" fo:country="US" style:letter-kerning="true" style:font-name-asian="Times New Roman" style:font-size-asian="10.5pt" style:language-asian="zh" style:country-asian="CN" style:font-name-complex="Times New Roman"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Times New Roman" fo:font-size="12pt" fo:language="en" fo:country="US" style:letter-kerning="true" style:font-name-asian="Times New Roman" style:font-size-asian="12pt" style:language-asian="en" style:country-asian="US" style:font-name-complex="Times New Roman"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use-window-font-color="true" style:font-name="Arial" fo:font-size="14pt" fo:language="en" fo:country="US" style:letter-kerning="true" style:font-name-asian="Mangal" style:font-size-asian="14pt" style:language-asian="zh" style:country-asian="CN" style:font-name-complex="Microsoft YaHei" fo:hyphenate="false" fo:hyphenation-remain-char-count="2" fo:hyphenation-push-char-count="2"/>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use-window-font-color="true" style:font-name="Times New Roman" fo:font-size="12pt" fo:language="en" fo:country="US" style:letter-kerning="true" style:font-name-asian="Times New Roman" style:font-size-asian="10.5pt" style:language-asian="zh" style:country-asian="CN" style:font-name-complex="Times New Roman" fo:hyphenate="false" fo:hyphenation-remain-char-count="2" fo:hyphenation-push-char-count="2"/>
    </style:style>
    <style:style style:name="List" style:family="paragraph" style:parent-style-name="Text_20_body" style:class="list">
      <style:text-properties style:font-name-asian="Mangal1"/>
    </style:style>
    <style:style style:name="Caption" style:family="paragraph" style:parent-style-name="Standard" style:class="extra">
      <style:paragraph-properties fo:margin-top="0.212cm" fo:margin-bottom="0.212cm" style:contextual-spacing="false" fo:hyphenation-ladder-count="no-limit"/>
      <style:text-properties style:use-window-font-color="true" style:font-name="Times New Roman" fo:font-size="12pt" fo:language="en" fo:country="US" fo:font-style="italic" style:letter-kerning="true" style:font-name-asian="Mangal1" style:language-asian="zh" style:country-asian="CN" style:font-style-asian="italic" style:font-name-complex="Times New Roman" style:font-style-complex="italic" fo:hyphenate="false" fo:hyphenation-remain-char-count="2" fo:hyphenation-push-char-count="2"/>
    </style:style>
    <style:style style:name="Index" style:family="paragraph" style:parent-style-name="Standard" style:class="index">
      <style:paragraph-properties fo:hyphenation-ladder-count="no-limit"/>
      <style:text-properties style:use-window-font-color="true" style:font-name="Times New Roman" fo:font-size="12pt" fo:language="en" fo:country="US" style:letter-kerning="true" style:font-name-asian="Mangal1" style:font-size-asian="10.5pt" style:language-asian="zh" style:country-asian="CN" style:font-name-complex="Times New Roman" fo:hyphenate="false" fo:hyphenation-remain-char-count="2" fo:hyphenation-push-char-count="2"/>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fo:border="none" fo:padding="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0.3$Windows_x86 LibreOffice_project/7545bee9c2a0782548772a21bc84a9dcc583b89</meta:generator>
    <dc:date>2015-08-07T14:16:32.87</dc:date>
    <meta:editing-duration>PT43M20S</meta:editing-duration>
    <meta:editing-cycles>6</meta:editing-cycles>
    <meta:document-statistic meta:table-count="0" meta:image-count="0" meta:object-count="0" meta:page-count="1" meta:paragraph-count="15" meta:word-count="370" meta:character-count="2230" meta:non-whitespace-character-count="1855"/>
  </office:meta>
</office:document-meta>
</file>